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44b243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paragraph-rsid="003f564d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paragraph-rsid="0044b243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6" style:family="paragraph" style:parent-style-name="Standard">
      <style:text-properties fo:font-size="14pt" officeooo:paragraph-rsid="001e3ac3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officeooo:rsid="0044b243" officeooo:paragraph-rsid="0044b243" style:font-size-asian="14pt" style:font-size-complex="14pt"/>
    </style:style>
    <style:style style:name="P18" style:family="paragraph" style:parent-style-name="Standard">
      <style:text-properties officeooo:paragraph-rsid="001e3ac3"/>
    </style:style>
    <style:style style:name="P19" style:family="paragraph" style:parent-style-name="Standard">
      <style:paragraph-properties fo:text-align="center" style:justify-single-word="false"/>
      <style:text-properties officeooo:paragraph-rsid="001e3ac3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5pt" fo:font-weight="normal" officeooo:rsid="0045f15b" officeooo:paragraph-rsid="0045f15b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3" style:family="paragraph" style:parent-style-name="Standard">
      <style:text-properties officeooo:paragraph-rsid="00299ba9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37b0b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28ca2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/>
      <style:text-properties fo:font-size="14pt" fo:font-weight="bold" officeooo:rsid="00299ba9" officeooo:paragraph-rsid="00299ba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officeooo:paragraph-rsid="0045f15b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4b243" style:font-size-asian="14pt" style:font-size-complex="14pt"/>
    </style:style>
    <style:style style:name="T5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4b243" style:font-size-asian="12.25pt" style:font-weight-asian="normal" style:font-size-complex="14pt" style:font-weight-complex="normal"/>
    </style:style>
    <style:style style:name="T7" style:family="text">
      <style:text-properties fo:text-transform="uppercase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2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3" style:family="text">
      <style:text-properties fo:color="#000000" fo:font-size="14pt" fo:font-weight="bold" officeooo:rsid="0044b243" style:font-size-asian="14pt" style:font-weight-asian="bold" style:font-size-complex="14pt"/>
    </style:style>
    <style:style style:name="T14" style:family="text">
      <style:text-properties fo:color="#000000" fo:font-size="14pt" fo:font-weight="bold" officeooo:rsid="0028ca2e" style:font-size-asian="14pt" style:font-weight-asian="bold" style:font-size-complex="14pt" style:font-weight-complex="bold"/>
    </style:style>
    <style:style style:name="T15" style:family="text">
      <style:text-properties fo:color="#000000" fo:font-size="14pt" fo:font-weight="bold" officeooo:rsid="0045f15b" style:font-size-asian="14pt" style:font-weight-asian="bold" style:font-size-complex="14pt" style:font-weight-complex="bold"/>
    </style:style>
    <style:style style:name="T16" style:family="text">
      <style:text-properties fo:color="#000000" fo:font-size="14pt" officeooo:rsid="001cd06f" style:font-size-asian="14pt" style:font-size-complex="14pt"/>
    </style:style>
    <style:style style:name="T17" style:family="text">
      <style:text-properties fo:color="#000000" fo:font-size="14pt" officeooo:rsid="001e3ac3" style:font-size-asian="14pt" style:font-size-complex="14pt"/>
    </style:style>
    <style:style style:name="T18" style:family="text">
      <style:text-properties fo:color="#000000" fo:font-size="14pt" officeooo:rsid="0036152b" style:font-size-asian="14pt" style:font-size-complex="14pt"/>
    </style:style>
    <style:style style:name="T19" style:family="text">
      <style:text-properties fo:color="#000000" fo:font-weight="bold" officeooo:rsid="001e3ac3" style:font-weight-asian="bold" style:font-weight-complex="bold"/>
    </style:style>
    <style:style style:name="T20" style:family="text">
      <style:text-properties fo:color="#000000" fo:font-weight="bold" officeooo:rsid="00270faa" style:font-weight-asian="bold" style:font-weight-complex="bold"/>
    </style:style>
    <style:style style:name="T21" style:family="text">
      <style:text-properties fo:color="#000000" officeooo:rsid="001e3ac3"/>
    </style:style>
    <style:style style:name="T22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3" style:family="text">
      <style:text-properties fo:color="#000000" officeooo:rsid="0028ca2e"/>
    </style:style>
    <style:style style:name="T24" style:family="text">
      <style:text-properties fo:color="#000000" officeooo:rsid="0028e22a"/>
    </style:style>
    <style:style style:name="T25" style:family="text">
      <style:text-properties fo:color="#000000" officeooo:rsid="003f564d"/>
    </style:style>
    <style:style style:name="T26" style:family="text">
      <style:text-properties fo:color="#000000" officeooo:rsid="0044b243"/>
    </style:style>
    <style:style style:name="T27" style:family="text">
      <style:text-properties fo:color="#000000" officeooo:rsid="0045f15b"/>
    </style:style>
    <style:style style:name="T28" style:family="text">
      <style:text-properties fo:color="#000000" officeooo:rsid="0049f19f"/>
    </style:style>
    <style:style style:name="T29" style:family="text">
      <style:text-properties fo:color="#000000" officeooo:rsid="004c24f8"/>
    </style:style>
    <style:style style:name="T30" style:family="text">
      <style:text-properties fo:font-variant="normal" fo:text-transform="none" fo:font-size="14pt" style:font-size-asian="14pt" style:font-size-complex="14pt"/>
    </style:style>
    <style:style style:name="T31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32" style:family="text">
      <style:text-properties officeooo:rsid="0037b0b2"/>
    </style:style>
    <style:style style:name="T33" style:family="text">
      <style:text-properties officeooo:rsid="0044b243"/>
    </style:style>
    <style:style style:name="T34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35" style:family="text">
      <style:text-properties officeooo:rsid="0049f19f"/>
    </style:style>
    <style:style style:name="T36" style:family="text">
      <style:text-properties officeooo:rsid="004a9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7">Санкт-Петербургский государственный электротехнический университет</text:p>
      <text:p text:style-name="P7">«ЛЭТИ» им. В.И. Ульянова (Ленина)</text:p>
      <text:p text:style-name="P8"><text:span text:style-name="T1">Кафедр</text:span><text:span text:style-name="T2">а математического обеспечения и применения ЭВМ</text:span><text:span text:style-name="T1"> </text:span></text:p>
      <text:p text:style-name="P7"/>
      <text:p text:style-name="P7"/>
      <text:p text:style-name="P11"/>
      <text:p text:style-name="P11"/>
      <text:p text:style-name="P11"/>
      <text:p text:style-name="P11"/>
      <text:p text:style-name="P24"><text:span text:style-name="Название_20_книги"><text:span text:style-name="T7">отчет</text:span></text:span></text:p>
      <text:p text:style-name="P8"><text:span text:style-name="T1">по лабораторной работе</text:span><text:span text:style-name="T8"> </text:span><text:span text:style-name="T11">№</text:span><text:span text:style-name="T13">3</text:span></text:p>
      <text:p text:style-name="P8"><text:span text:style-name="T1">по дисциплине </text:span><text:span text:style-name="T10">«</text:span><text:span text:style-name="T12">Организация ЭВМ и систем</text:span><text:span text:style-name="T10">»</text:span></text:p>
      <text:p text:style-name="P8"><text:span text:style-name="Название_20_книги"><text:span text:style-name="T30">Тема: </text:span></text:span><text:span text:style-name="Название_20_книги"><text:span text:style-name="T31">Представление и обработка целых чисел. Организация ветвящихся процессов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3">Студент гр. </text:span><text:span text:style-name="T16">9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9"><text:span text:style-name="T17">Ефремов</text:span><text:span text:style-name="T18"> </text:span><text:span text:style-name="T17">М</text:span><text:span text:style-name="T18">.</text:span><text:span text:style-name="T17">А</text:span><text:span text:style-name="T18">.</text:span></text:p>
          </table:table-cell>
        </table:table-row>
      </table:table>
      <text:p text:style-name="P15"/>
      <text:p text:style-name="P15">Санкт-Петербург</text:p>
      <text:p text:style-name="P3">2020</text:p>
      <text:p text:style-name="P4"><text:soft-page-break/></text:p>
      <text:p text:style-name="P22"><text:span text:style-name="T19">С</text:span><text:span text:style-name="T20">одержание</text:span></text:p>
      <text:p text:style-name="P20"><text:span text:style-name="T21">1. </text:span><text:span text:style-name="T9">Цель работы…………………………………………………………………</text:span><text:span text:style-name="T23">3</text:span></text:p>
      <text:p text:style-name="P20"><text:span text:style-name="T9">2. Текст программ</text:span><text:span text:style-name="T25">ы</text:span><text:span text:style-name="T9"> </text:span><text:span text:style-name="T25">lab</text:span><text:span text:style-name="T26">3</text:span><text:span text:style-name="T25">.asm………………</text:span><text:span text:style-name="T9">.…………………………………</text:span><text:span text:style-name="T24">5</text:span></text:p>
      <text:p text:style-name="P21"><text:span text:style-name="T24">3. </text:span><text:span text:style-name="T9">Текст листинга lab3.lst………………………………………………………</text:span><text:span text:style-name="T29">8</text:span></text:p>
      <text:p text:style-name="P20"><text:span text:style-name="T9">Выводы………………………………………………………………………..</text:span><text:span text:style-name="T27">1</text:span><text:span text:style-name="T29">4</text:span></text:p>
      <text:p text:style-name="P6"/>
      <text:p text:style-name="P25"><text:span text:style-name="T32">1</text:span>. <text:span text:style-name="T32">Цель работы</text:span></text:p>
      <text:p text:style-name="P9"><text:span text:style-name="T22"><text:tab/></text:span><text:span text:style-name="T3">Разработать на языке Ассемблера программу, которая по заданным целочисленным значениям параметров a, b, i, k вычисляет:</text:span></text:p>
      <text:p text:style-name="P12">а) значения функций i1 = f1(a,b,i) и i2 = f2(a,b,i);</text:p>
      <text:p text:style-name="P12">b) значения результирующей функции res = f3(i1,i2,k),</text:p>
      <text:p text:style-name="P13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13"><text:tab/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0"><text:span text:style-name="T3"><text:tab/></text:span><text:span text:style-name="T4">Вид функций:</text:span></text:p>
      <text:p text:style-name="P17"><text:s text:c="4"/>f1 = 15 — 2i при a &gt; b; 3i + 4 при a &lt;= b</text:p>
      <text:p text:style-name="P17"><text:s text:c="4"/>f2 = -(4i + 3) при a &gt; b; 6i — 10 при a &lt;= b</text:p>
      <text:p text:style-name="P17"><text:s text:c="4"/>f3 = min(i1, i2) при k = 0; max(i1, i2) при k != 0</text:p>
      <text:p text:style-name="P26">2. Текст программ<text:span text:style-name="T32">ы</text:span> <text:span text:style-name="T32">lab</text:span><text:span text:style-name="T33">3</text:span>.asm</text:p>
      <text:p text:style-name="P5">; Стек программы</text:p>
      <text:p text:style-name="P5">AStack SEGMENT STACK</text:p>
      <text:p text:style-name="P5"><text:s text:c="4"/>DW 12 DUP(?)</text:p>
      <text:p text:style-name="P5">AStack ENDS</text:p>
      <text:p text:style-name="P5"/>
      <text:p text:style-name="P5">; Данные программы</text:p>
      <text:p text:style-name="P5">DATA SEGMENT</text:p>
      <text:p text:style-name="P5">a DW 1</text:p>
      <text:p text:style-name="P5">b DW 2</text:p>
      <text:p text:style-name="P5">i DW 3</text:p>
      <text:p text:style-name="P5">k DW 4</text:p>
      <text:p text:style-name="P5">i1 DW ?</text:p>
      <text:p text:style-name="P5">i2 DW ?</text:p>
      <text:p text:style-name="P5">result DW ?</text:p>
      <text:p text:style-name="P5">DATA ENDS</text:p>
      <text:p text:style-name="P5"/>
      <text:p text:style-name="P5">; Код программы</text:p>
      <text:p text:style-name="P5">CODE SEGMENT</text:p>
      <text:p text:style-name="P5"><text:s text:c="4"/>ASSUME CS:CODE, DS:DATA, SS:AStack</text:p>
      <text:p text:style-name="P5"/>
      <text:p text:style-name="P5">; Головная процедура</text:p>
      <text:p text:style-name="P5">Main PROC FAR</text:p>
      <text:p text:style-name="P5"><text:s text:c="4"/>mov ax, DATA</text:p>
      <text:p text:style-name="P5"><text:s text:c="4"/>mov ds, ax</text:p>
      <text:p text:style-name="P5"/>
      <text:p text:style-name="P5"><text:s text:c="4"/>mov ax, a</text:p>
      <text:p text:style-name="P5"><text:s text:c="4"/>mov bx, b</text:p>
      <text:p text:style-name="P5"><text:s text:c="4"/>cmp ax, bx</text:p>
      <text:p text:style-name="P5"><text:soft-page-break/></text:p>
      <text:p text:style-name="P5"><text:s text:c="4"/>jg great_branch ; if ax &gt; bx</text:p>
      <text:p text:style-name="P5"/>
      <text:p text:style-name="P5">less_branch:</text:p>
      <text:p text:style-name="P5"><text:s text:c="4"/>; f1 (3i + 4) =================</text:p>
      <text:p text:style-name="P5"><text:s text:c="4"/>; 3*i</text:p>
      <text:p text:style-name="P5"><text:s text:c="4"/>mov dx, i</text:p>
      <text:p text:style-name="P5"><text:s text:c="4"/>; *2</text:p>
      <text:p text:style-name="P5"><text:s text:c="4"/>shl dx, 1</text:p>
      <text:p text:style-name="P5"><text:s text:c="4"/>; +i</text:p>
      <text:p text:style-name="P5"><text:s text:c="4"/>add dx, i</text:p>
      <text:p text:style-name="P5"><text:s text:c="4"/>; +4</text:p>
      <text:p text:style-name="P5"><text:s text:c="4"/>add dx, 4</text:p>
      <text:p text:style-name="P5"/>
      <text:p text:style-name="P5"><text:s text:c="4"/>mov i1, dx</text:p>
      <text:p text:style-name="P5"><text:s text:c="4"/>; ====================</text:p>
      <text:p text:style-name="P5"/>
      <text:p text:style-name="P5"><text:s text:c="4"/>; f2 (6i - 10) =================</text:p>
      <text:p text:style-name="P5"><text:s text:c="4"/>; dx = 3i + 4</text:p>
      <text:p text:style-name="P5"><text:s text:c="4"/>shl dx, 1</text:p>
      <text:p text:style-name="P5"><text:s text:c="4"/>; dx = 6i + 8</text:p>
      <text:p text:style-name="P5"><text:s text:c="4"/>add dx, -18</text:p>
      <text:p text:style-name="P5"/>
      <text:p text:style-name="P5"><text:s text:c="4"/>mov i2, dx</text:p>
      <text:p text:style-name="P5"><text:s text:c="4"/>; ====================</text:p>
      <text:p text:style-name="P5"/>
      <text:p text:style-name="P5"><text:s text:c="4"/>jmp res</text:p>
      <text:p text:style-name="P5"/>
      <text:p text:style-name="P5"/>
      <text:p text:style-name="P5"><text:soft-page-break/>great_branch:</text:p>
      <text:p text:style-name="P5"><text:s text:c="4"/>; f1 (15 - 2i) ===================</text:p>
      <text:p text:style-name="P5"><text:s text:c="4"/>; 2*i</text:p>
      <text:p text:style-name="P5"><text:s text:c="4"/>mov dx, i</text:p>
      <text:p text:style-name="P5"><text:s text:c="4"/>shl dx, 1</text:p>
      <text:p text:style-name="P5"><text:s text:c="4"/>; -15</text:p>
      <text:p text:style-name="P5"><text:s text:c="4"/>sub dx, 15</text:p>
      <text:p text:style-name="P5"><text:s text:c="4"/>neg dx</text:p>
      <text:p text:style-name="P5"/>
      <text:p text:style-name="P5"><text:s text:c="4"/>mov i1, dx</text:p>
      <text:p text:style-name="P5"><text:s text:c="4"/>; ================================</text:p>
      <text:p text:style-name="P5"><text:s text:c="4"/>; f2 (-(4i + 3)) =================</text:p>
      <text:p text:style-name="P5"><text:s text:c="4"/>neg dx</text:p>
      <text:p text:style-name="P5"><text:s text:c="4"/>; dx = -15 + 2i</text:p>
      <text:p text:style-name="P5"><text:s text:c="4"/>shl dx, 1</text:p>
      <text:p text:style-name="P5"><text:s text:c="4"/>; dx = -30 + 4i</text:p>
      <text:p text:style-name="P5"><text:s text:c="4"/>add dx, 33</text:p>
      <text:p text:style-name="P5"><text:s text:c="4"/>neg dx</text:p>
      <text:p text:style-name="P5"/>
      <text:p text:style-name="P5"><text:s text:c="4"/>mov i2, dx</text:p>
      <text:p text:style-name="P5"><text:s text:c="4"/>; ================================</text:p>
      <text:p text:style-name="P5"/>
      <text:p text:style-name="P5">; f3</text:p>
      <text:p text:style-name="P5">res:</text:p>
      <text:p text:style-name="P5"><text:s text:c="4"/>mov ax, i1</text:p>
      <text:p text:style-name="P5"><text:s text:c="4"/>mov bx, i2</text:p>
      <text:p text:style-name="P5"><text:s text:c="4"/>mov cx, k</text:p>
      <text:p text:style-name="P5"/>
      <text:p text:style-name="P5"><text:s text:c="4"/>; упорядочиваем ax и bx</text:p>
      <text:p text:style-name="P5"><text:soft-page-break/><text:s text:c="4"/>cmp ax, bx</text:p>
      <text:p text:style-name="P5"><text:s text:c="4"/>jg min</text:p>
      <text:p text:style-name="P5"><text:s text:c="4"/>jmp res2</text:p>
      <text:p text:style-name="P5"/>
      <text:p text:style-name="P5">min:</text:p>
      <text:p text:style-name="P5"><text:s text:c="4"/>xchg ax, bx</text:p>
      <text:p text:style-name="P5"/>
      <text:p text:style-name="P5">res2:</text:p>
      <text:p text:style-name="P5"><text:s text:c="4"/>cmp k, 0</text:p>
      <text:p text:style-name="P5"><text:s text:c="4"/>jz res_zero</text:p>
      <text:p text:style-name="P5"/>
      <text:p text:style-name="P5">; k != 0</text:p>
      <text:p text:style-name="P5">res_nonzero:</text:p>
      <text:p text:style-name="P5"><text:s text:c="4"/>; максимальный в bx</text:p>
      <text:p text:style-name="P5"><text:s text:c="4"/>mov result, bx</text:p>
      <text:p text:style-name="P5"><text:s text:c="4"/>jmp end_prog</text:p>
      <text:p text:style-name="P5"/>
      <text:p text:style-name="P5">; k = 0</text:p>
      <text:p text:style-name="P5">res_zero:</text:p>
      <text:p text:style-name="P5"><text:s text:c="4"/>; минимальный в ax</text:p>
      <text:p text:style-name="P5"><text:s text:c="4"/>mov result, ax</text:p>
      <text:p text:style-name="P5"><text:s text:c="4"/></text:p>
      <text:p text:style-name="P5">end_prog:</text:p>
      <text:p text:style-name="P5"><text:s text:c="4"/>mov ah, 4ch</text:p>
      <text:p text:style-name="P5"><text:s text:c="4"/>int 21h</text:p>
      <text:p text:style-name="P5"/>
      <text:p text:style-name="P5">Main ENDP</text:p>
      <text:p text:style-name="P5">CODE ENDS</text:p>
      <text:p text:style-name="P5"><text:s text:c="4"/>END Main</text:p>
      <text:p text:style-name="P29"><text:span text:style-name="T14">3. </text:span><text:span text:style-name="T15">Текст листинга lab3.lst</text:span></text:p>
      <text:p text:style-name="P5">#Microsoft (R) Macro Assembler Version 5.10 <text:s text:c="17"/>11/5/20 00:30:09</text:p>
      <text:p text:style-name="P5"><text:s text:c="61"/>Page <text:s text:c="4"/>1-1</text:p>
      <text:p text:style-name="P5"><text:tab/><text:tab/><text:tab/><text:tab/>; Стек программы</text:p>
      <text:p text:style-name="P5"><text:s/>0000<text:tab/><text:tab/><text:tab/><text:tab/>AStack SEGMENT STACK</text:p>
      <text:p text:style-name="P5"><text:s/>0000 <text:s/>000C<text:tab/><text:tab/><text:tab/><text:span text:style-name="T36">[</text:span>DW 12 DUP(?) ????<text:span text:style-name="T36">]</text:span><text:tab/></text:p>
      <text:p text:style-name="P5"><text:tab/><text:tab/><text:tab/><text:tab/></text:p>
      <text:p text:style-name="P5"><text:s/>0018<text:tab/><text:tab/><text:tab/><text:tab/>AStack ENDS</text:p>
      <text:p text:style-name="P5"><text:tab/><text:tab/><text:tab/><text:tab/></text:p>
      <text:p text:style-name="P5"><text:tab/><text:tab/><text:tab/><text:tab/>; Данные программы</text:p>
      <text:p text:style-name="P5"><text:s/>0000<text:tab/><text:tab/><text:tab/><text:tab/>DATA SEGMENT</text:p>
      <text:p text:style-name="P5"><text:s/>0000 <text:s/>0001<text:tab/><text:tab/><text:tab/>a DW 1</text:p>
      <text:p text:style-name="P5"><text:s/>0002 <text:s/>0002<text:tab/><text:tab/><text:tab/>b DW 2</text:p>
      <text:p text:style-name="P5"><text:s/>0004 <text:s/>0003<text:tab/><text:tab/><text:tab/>i DW 3</text:p>
      <text:p text:style-name="P5"><text:s/>0006 <text:s/>0004<text:tab/><text:tab/><text:tab/>k DW 4</text:p>
      <text:p text:style-name="P5"><text:s/>0008 <text:s/>0000<text:tab/><text:tab/><text:tab/>i1 DW ?</text:p>
      <text:p text:style-name="P5"><text:s/>000A <text:s/>0000<text:tab/><text:tab/><text:tab/>i2 DW ?</text:p>
      <text:p text:style-name="P5"><text:s/>000C <text:s/>0000<text:tab/><text:tab/><text:tab/>result DW ?</text:p>
      <text:p text:style-name="P5"><text:s/>000E<text:tab/><text:tab/><text:tab/><text:tab/>DATA ENDS</text:p>
      <text:p text:style-name="P5"><text:tab/><text:tab/><text:tab/><text:tab/></text:p>
      <text:p text:style-name="P5"><text:tab/><text:tab/><text:tab/><text:tab/></text:p>
      <text:p text:style-name="P5"><text:tab/><text:tab/><text:tab/><text:tab/>; Код программы</text:p>
      <text:p text:style-name="P5"><text:s/>0000<text:tab/><text:tab/><text:tab/><text:tab/>CODE SEGMENT</text:p>
      <text:p text:style-name="P5"><text:tab/><text:tab/><text:tab/><text:tab/> <text:s text:c="3"/>ASSUME CS:CODE, DS:DATA, SS:AStack</text:p>
      <text:p text:style-name="P5"><text:tab/><text:tab/><text:tab/><text:tab/></text:p>
      <text:p text:style-name="P5"><text:tab/><text:tab/><text:tab/><text:tab/>; Головная процедура</text:p>
      <text:p text:style-name="P5"><text:s/>0000<text:tab/><text:tab/><text:tab/><text:tab/>Main PROC FAR</text:p>
      <text:p text:style-name="P5"><text:s/>0000 <text:s/>B8 ---- R<text:tab/><text:tab/> <text:s text:c="3"/>mov ax, DATA</text:p>
      <text:p text:style-name="P5"><text:s/>0003 <text:s/>8E D8<text:tab/><text:tab/><text:tab/> <text:s text:c="3"/>mov ds, ax</text:p>
      <text:p text:style-name="P5"><text:soft-page-break/><text:tab/><text:tab/><text:tab/><text:tab/></text:p>
      <text:p text:style-name="P5"><text:s/>0005 <text:s/>A1 0000 R<text:tab/><text:tab/> <text:s text:c="3"/>mov ax, a</text:p>
      <text:p text:style-name="P5"><text:s/>0008 <text:s/>8B 1E 0002 R<text:tab/><text:tab/> <text:s text:c="3"/>mov bx, b</text:p>
      <text:p text:style-name="P5"><text:s/>000C <text:s/>3B C3<text:tab/><text:tab/><text:tab/> <text:s text:c="3"/>cmp ax, bx</text:p>
      <text:p text:style-name="P5"><text:tab/><text:tab/><text:tab/><text:tab/></text:p>
      <text:p text:style-name="P5"><text:s/>000E <text:s/>7F 1D<text:tab/><text:tab/><text:tab/> <text:s text:c="3"/>jg great_branch ; if ax &gt; bx</text:p>
      <text:p text:style-name="P5"><text:tab/><text:tab/><text:tab/><text:tab/></text:p>
      <text:p text:style-name="P5"><text:s/>0010<text:tab/><text:tab/><text:tab/><text:tab/>less_branch:</text:p>
      <text:p text:style-name="P5"><text:tab/><text:tab/><text:tab/><text:tab/> <text:s text:c="3"/>; f1 (3i + 4) =================</text:p>
      <text:p text:style-name="P5"><text:tab/><text:tab/><text:tab/><text:tab/> <text:s text:c="3"/>; 3*i</text:p>
      <text:p text:style-name="P5"><text:s/>0010 <text:s/>8B 16 0004 R<text:tab/><text:tab/> <text:s text:c="3"/>mov dx, i</text:p>
      <text:p text:style-name="P5"><text:tab/><text:tab/><text:tab/><text:tab/> <text:s text:c="3"/>; *2</text:p>
      <text:p text:style-name="P5"><text:s/>0014 <text:s/>D1 E2<text:tab/><text:tab/><text:tab/> <text:s text:c="3"/>shl dx, 1</text:p>
      <text:p text:style-name="P5"><text:tab/><text:tab/><text:tab/><text:tab/> <text:s text:c="3"/>; +i</text:p>
      <text:p text:style-name="P5"><text:s/>0016 <text:s/>03 16 0004 R<text:tab/><text:tab/> <text:s text:c="3"/>add dx, i</text:p>
      <text:p text:style-name="P5"><text:tab/><text:tab/><text:tab/><text:tab/> <text:s text:c="3"/>; +4</text:p>
      <text:p text:style-name="P5"><text:s/>001A <text:s/>83 C2 04<text:tab/><text:tab/><text:tab/> <text:s text:c="3"/>add dx, 4</text:p>
      <text:p text:style-name="P5"><text:tab/><text:tab/><text:tab/><text:tab/></text:p>
      <text:p text:style-name="P5"><text:s/>001D <text:s/>89 16 0008 R<text:tab/><text:tab/> <text:s text:c="3"/>mov i1, dx</text:p>
      <text:p text:style-name="P5"><text:tab/><text:tab/><text:tab/><text:tab/> <text:s text:c="3"/>; ====================</text:p>
      <text:p text:style-name="P5"><text:tab/><text:tab/><text:tab/><text:tab/></text:p>
      <text:p text:style-name="P5"><text:tab/><text:tab/><text:tab/><text:tab/> <text:s text:c="3"/>; f2 (6i - 10) =================</text:p>
      <text:p text:style-name="P5"><text:tab/><text:tab/><text:tab/><text:tab/> <text:s text:c="3"/>; dx = 3i + 4</text:p>
      <text:p text:style-name="P5"><text:s/>0021 <text:s/>D1 E2<text:tab/><text:tab/><text:tab/> <text:s text:c="3"/>shl dx, 1</text:p>
      <text:p text:style-name="P5"><text:tab/><text:tab/><text:tab/><text:tab/> <text:s text:c="3"/>; dx = 6i + 8</text:p>
      <text:p text:style-name="P5"><text:s/>0023 <text:s/>83 C2 EE<text:tab/><text:tab/><text:tab/> <text:s text:c="3"/>add dx, -18</text:p>
      <text:p text:style-name="P5">#Microsoft (R) Macro Assembler Version 5.10 <text:s text:c="17"/>11/5/20 00:30:09</text:p>
      <text:p text:style-name="P5"><text:s text:c="61"/>Page <text:s text:c="4"/>1-2<text:tab/></text:p>
      <text:p text:style-name="P5"><text:s/>0026 <text:s/>89 16 000A R<text:tab/><text:tab/> <text:s text:c="3"/>mov i2, dx</text:p>
      <text:p text:style-name="P5"><text:soft-page-break/><text:tab/><text:tab/><text:tab/><text:tab/> <text:s text:c="3"/>; ====================</text:p>
      <text:p text:style-name="P5"><text:tab/><text:tab/><text:tab/><text:tab/></text:p>
      <text:p text:style-name="P5"><text:s/>002A <text:s/>EB 1D 90<text:tab/><text:tab/><text:tab/> <text:s text:c="3"/>jmp res</text:p>
      <text:p text:style-name="P5"><text:tab/><text:tab/><text:tab/><text:tab/></text:p>
      <text:p text:style-name="P5"><text:tab/><text:tab/><text:tab/><text:tab/></text:p>
      <text:p text:style-name="P5"><text:s/>002D<text:tab/><text:tab/><text:tab/><text:tab/>great_branch:</text:p>
      <text:p text:style-name="P5"><text:tab/><text:tab/><text:tab/><text:tab/> <text:s text:c="3"/>; f1 (15 - 2i) ===================</text:p>
      <text:p text:style-name="P5"><text:tab/><text:tab/><text:tab/><text:tab/> <text:s text:c="3"/>; 2*i</text:p>
      <text:p text:style-name="P5"><text:s/>002D <text:s/>8B 16 0004 R<text:tab/><text:tab/> <text:s text:c="3"/>mov dx, i</text:p>
      <text:p text:style-name="P5"><text:s/>0031 <text:s/>D1 E2<text:tab/><text:tab/><text:tab/> <text:s text:c="3"/>shl dx, 1</text:p>
      <text:p text:style-name="P5"><text:tab/><text:tab/><text:tab/><text:tab/> <text:s text:c="3"/>; -15</text:p>
      <text:p text:style-name="P5"><text:s/>0033 <text:s/>83 EA 0F<text:tab/><text:tab/><text:tab/> <text:s text:c="3"/>sub dx, 15</text:p>
      <text:p text:style-name="P5"><text:s/>0036 <text:s/>F7 DA<text:tab/><text:tab/><text:tab/> <text:s text:c="3"/>neg dx</text:p>
      <text:p text:style-name="P5"><text:tab/><text:tab/><text:tab/><text:tab/></text:p>
      <text:p text:style-name="P5"><text:s/>0038 <text:s/>89 16 0008 R<text:tab/><text:tab/> <text:s text:c="3"/>mov i1, dx</text:p>
      <text:p text:style-name="P5"><text:tab/><text:tab/><text:tab/><text:tab/> <text:s text:c="3"/>; ================================</text:p>
      <text:p text:style-name="P5"><text:tab/><text:tab/><text:tab/><text:tab/></text:p>
      <text:p text:style-name="P5"><text:tab/><text:tab/><text:tab/><text:tab/> <text:s text:c="3"/>; f2 (-(4i + 3)) =================</text:p>
      <text:p text:style-name="P5"><text:s/>003C <text:s/>F7 DA<text:tab/><text:tab/><text:tab/> <text:s text:c="3"/>neg dx</text:p>
      <text:p text:style-name="P5"><text:tab/><text:tab/><text:tab/><text:tab/> <text:s text:c="3"/>; dx = -15 + 2i</text:p>
      <text:p text:style-name="P5"><text:s/>003E <text:s/>D1 E2<text:tab/><text:tab/><text:tab/> <text:s text:c="3"/>shl dx, 1</text:p>
      <text:p text:style-name="P5"><text:tab/><text:tab/><text:tab/><text:tab/> <text:s text:c="3"/>; dx = -30 + 4i</text:p>
      <text:p text:style-name="P5"><text:s/>0040 <text:s/>83 C2 21<text:tab/><text:tab/><text:tab/> <text:s text:c="3"/>add dx, 33</text:p>
      <text:p text:style-name="P5"><text:s/>0043 <text:s/>F7 DA<text:tab/><text:tab/><text:tab/> <text:s text:c="3"/>neg dx</text:p>
      <text:p text:style-name="P5"><text:tab/><text:tab/><text:tab/><text:tab/></text:p>
      <text:p text:style-name="P5"><text:s/>0045 <text:s/>89 16 000A R<text:tab/><text:tab/> <text:s text:c="3"/>mov i2, dx</text:p>
      <text:p text:style-name="P5"><text:tab/><text:tab/><text:tab/><text:tab/> <text:s text:c="3"/>; ================================</text:p>
      <text:p text:style-name="P5"><text:tab/><text:tab/><text:tab/><text:tab/></text:p>
      <text:p text:style-name="P5"><text:tab/><text:tab/><text:tab/><text:tab/>; f3</text:p>
      <text:p text:style-name="P5"><text:soft-page-break/><text:s/>0049<text:tab/><text:tab/><text:tab/><text:tab/>res:</text:p>
      <text:p text:style-name="P5"><text:s/>0049 <text:s/>A1 0008 R<text:tab/><text:tab/> <text:s text:c="3"/>mov ax, i1</text:p>
      <text:p text:style-name="P5"><text:s/>004C <text:s/>8B 1E 000A R<text:tab/><text:tab/> <text:s text:c="3"/>mov bx, i2</text:p>
      <text:p text:style-name="P5"><text:s/>0050 <text:s/>8B 0E 0006 R<text:tab/><text:tab/> <text:s text:c="3"/>mov cx, k</text:p>
      <text:p text:style-name="P5"><text:tab/><text:tab/><text:tab/><text:tab/></text:p>
      <text:p text:style-name="P5"><text:tab/><text:tab/><text:tab/><text:tab/> <text:s text:c="3"/>; упорядочиваем ax и bx</text:p>
      <text:p text:style-name="P5"><text:s/>0054 <text:s/>3B C3<text:tab/><text:tab/><text:tab/> <text:s text:c="3"/>cmp ax, bx</text:p>
      <text:p text:style-name="P5"><text:s/>0056 <text:s/>7F 03<text:tab/><text:tab/><text:tab/> <text:s text:c="3"/>jg min</text:p>
      <text:p text:style-name="P5"><text:s/>0058 <text:s/>EB 02 90<text:tab/><text:tab/><text:tab/> <text:s text:c="3"/>jmp res2</text:p>
      <text:p text:style-name="P5"><text:tab/><text:tab/><text:tab/><text:tab/></text:p>
      <text:p text:style-name="P5"><text:s/>005B<text:tab/><text:tab/><text:tab/><text:tab/>min:</text:p>
      <text:p text:style-name="P5"><text:s/>005B <text:s/>93<text:tab/><text:tab/><text:tab/> <text:s text:c="3"/>xchg ax, bx</text:p>
      <text:p text:style-name="P5"><text:tab/><text:tab/><text:tab/><text:tab/></text:p>
      <text:p text:style-name="P5"><text:s/>005C<text:tab/><text:tab/><text:tab/><text:tab/>res2:</text:p>
      <text:p text:style-name="P5"><text:s/>005C <text:s/>83 3E 0006 R 00<text:tab/><text:tab/> <text:s text:c="3"/>cmp k, 0</text:p>
      <text:p text:style-name="P5"><text:s/>0061 <text:s/>74 07<text:tab/><text:tab/><text:tab/> <text:s text:c="3"/>jz res_zero</text:p>
      <text:p text:style-name="P5"><text:tab/><text:tab/><text:tab/><text:tab/></text:p>
      <text:p text:style-name="P5"><text:tab/><text:tab/><text:tab/><text:tab/>; k != 0</text:p>
      <text:p text:style-name="P5"><text:s/>0063<text:tab/><text:tab/><text:tab/><text:tab/>res_nonzero:</text:p>
      <text:p text:style-name="P5"><text:tab/><text:tab/><text:tab/><text:tab/> <text:s text:c="3"/>; максимальный в bx</text:p>
      <text:p text:style-name="P5"><text:s/>0063 <text:s/>89 1E 000C R<text:tab/><text:tab/> <text:s text:c="3"/>mov result, bx</text:p>
      <text:p text:style-name="P5"><text:s/>0067 <text:s/>EB 04 90<text:tab/><text:tab/><text:tab/> <text:s text:c="3"/>jmp end_prog</text:p>
      <text:p text:style-name="P5"><text:tab/><text:tab/><text:tab/><text:tab/></text:p>
      <text:p text:style-name="P5">#Microsoft (R) Macro Assembler Version 5.10 <text:s text:c="17"/>11/5/20 00:30:09</text:p>
      <text:p text:style-name="P5"><text:s text:c="61"/>Page <text:s text:c="4"/>1-3</text:p>
      <text:p text:style-name="P5"/>
      <text:p text:style-name="P5"/>
      <text:p text:style-name="P5"><text:tab/><text:tab/><text:tab/><text:tab/>; k = 0</text:p>
      <text:p text:style-name="P5"><text:s/>006A<text:tab/><text:tab/><text:tab/><text:tab/>res_zero:</text:p>
      <text:p text:style-name="P5"><text:soft-page-break/><text:tab/><text:tab/><text:tab/><text:tab/> <text:s text:c="3"/>; минимальный в ax</text:p>
      <text:p text:style-name="P5"><text:s/>006A <text:s/>A3 000C R<text:tab/><text:tab/> <text:s text:c="3"/>mov result, ax</text:p>
      <text:p text:style-name="P5"><text:tab/><text:tab/><text:tab/><text:tab/> <text:s text:c="3"/></text:p>
      <text:p text:style-name="P5"><text:s/>006D<text:tab/><text:tab/><text:tab/><text:tab/>end_prog:</text:p>
      <text:p text:style-name="P5"><text:s/>006D <text:s/>B4 4C<text:tab/><text:tab/><text:tab/> <text:s text:c="3"/>mov ah, 4ch</text:p>
      <text:p text:style-name="P5"><text:s/>006F <text:s/>CD 21<text:tab/><text:tab/><text:tab/> <text:s text:c="3"/>int 21h</text:p>
      <text:p text:style-name="P5"><text:tab/><text:tab/><text:tab/><text:tab/></text:p>
      <text:p text:style-name="P5"><text:s/>0071<text:tab/><text:tab/><text:tab/><text:tab/>Main ENDP</text:p>
      <text:p text:style-name="P5"><text:s/>0071<text:tab/><text:tab/><text:tab/><text:tab/>CODE ENDS</text:p>
      <text:p text:style-name="P5"><text:tab/><text:tab/><text:tab/><text:tab/> <text:s text:c="3"/>END Main</text:p>
      <text:p text:style-name="P5">#Microsoft (R) Macro Assembler Version 5.10 <text:s text:c="17"/>11/5/20 00:30:09</text:p>
      <text:p text:style-name="P5"><text:s text:c="61"/>Symbols-1</text:p>
      <text:p text:style-name="P5">Segments and Groups:</text:p>
      <text:p text:style-name="P5"/>
      <text:p text:style-name="P5"><text:s text:c="16"/>N a m e <text:s text:c="8"/><text:tab/>Length<text:tab/> Align<text:tab/>Combine Class</text:p>
      <text:p text:style-name="P5"/>
      <text:p text:style-name="P5">ASTACK . . . . . . . . . . . . . <text:s/><text:tab/>0018<text:tab/>PARA<text:tab/>STACK<text:tab/></text:p>
      <text:p text:style-name="P5">CODE . . . . . . . . . . . . . . <text:s/><text:tab/>0071<text:tab/>PARA<text:tab/>NONE<text:tab/></text:p>
      <text:p text:style-name="P5">DATA . . . . . . . . . . . . . . <text:s/><text:tab/>000E<text:tab/>PARA<text:tab/>NONE<text:tab/></text:p>
      <text:p text:style-name="P5"/>
      <text:p text:style-name="P5">Symbols: <text:s text:c="11"/></text:p>
      <text:p text:style-name="P5"><text:s text:c="16"/>N a m e <text:s text:c="8"/><text:tab/>Type<text:tab/> Value<text:tab/> Attr</text:p>
      <text:p text:style-name="P5">A <text:s/>. . . . . . . . . . . . . . . <text:s/><text:tab/>L WORD<text:tab/>0000<text:tab/>DATA</text:p>
      <text:p text:style-name="P5"/>
      <text:p text:style-name="P5">B <text:s/>. . . . . . . . . . . . . . . <text:s/><text:tab/>L WORD<text:tab/>0002<text:tab/>DATA</text:p>
      <text:p text:style-name="P5"/>
      <text:p text:style-name="P5">END_PROG . . . . . . . . . . . . <text:s/><text:tab/>L NEAR<text:tab/>006D<text:tab/>CODE</text:p>
      <text:p text:style-name="P5"/>
      <text:p text:style-name="P5">GREAT_BRANCH . . . . . . . . . . <text:s/><text:tab/>L NEAR<text:tab/>002D<text:tab/>CODE</text:p>
      <text:p text:style-name="P5"><text:soft-page-break/></text:p>
      <text:p text:style-name="P5">I <text:s/>. . . . . . . . . . . . . . . <text:s/><text:tab/>L WORD<text:tab/>0004<text:tab/>DATA</text:p>
      <text:p text:style-name="P5">I1 . . . . . . . . . . . . . . . <text:s/><text:tab/>L WORD<text:tab/>0008<text:tab/>DATA</text:p>
      <text:p text:style-name="P5">I2 . . . . . . . . . . . . . . . <text:s/><text:tab/>L WORD<text:tab/>000A<text:tab/>DATA</text:p>
      <text:p text:style-name="P5"/>
      <text:p text:style-name="P5">K <text:s/>. . . . . . . . . . . . . . . <text:s/><text:tab/>L WORD<text:tab/>0006<text:tab/>DATA</text:p>
      <text:p text:style-name="P5"/>
      <text:p text:style-name="P5">LESS_BRANCH <text:s/>. . . . . . . . . . <text:s/><text:tab/>L NEAR<text:tab/>0010<text:tab/>CODE</text:p>
      <text:p text:style-name="P5"/>
      <text:p text:style-name="P5">MAIN . . . . . . . . . . . . . . <text:s/><text:tab/>F PROC<text:tab/>0000<text:tab/>CODE<text:tab/>Length = 0071</text:p>
      <text:p text:style-name="P5">MIN <text:s/>. . . . . . . . . . . . . . <text:s/><text:tab/>L NEAR<text:tab/>005B<text:tab/>CODE</text:p>
      <text:p text:style-name="P5"/>
      <text:p text:style-name="P5">RES <text:s/>. . . . . . . . . . . . . . <text:s/><text:tab/>L NEAR<text:tab/>0049<text:tab/>CODE</text:p>
      <text:p text:style-name="P5">RES2 . . . . . . . . . . . . . . <text:s/><text:tab/>L NEAR<text:tab/>005C<text:tab/>CODE</text:p>
      <text:p text:style-name="P5">RESULT . . . . . . . . . . . . . <text:s/><text:tab/>L WORD<text:tab/>000C<text:tab/>DATA</text:p>
      <text:p text:style-name="P5">RES_NONZERO <text:s/>. . . . . . . . . . <text:s/><text:tab/>L NEAR<text:tab/>0063<text:tab/>CODE</text:p>
      <text:p text:style-name="P5">RES_ZERO . . . . . . . . . . . . <text:s/><text:tab/>L NEAR<text:tab/>006A<text:tab/>CODE</text:p>
      <text:p text:style-name="P5"/>
      <text:p text:style-name="P5">@CPU . . . . . . . . . . . . . . <text:s/><text:tab/>TEXT <text:s/>0101h<text:tab/><text:tab/></text:p>
      <text:p text:style-name="P5">@FILENAME <text:s/>. . . . . . . . . . . <text:s/><text:tab/>TEXT <text:s/>lab2<text:tab/><text:tab/></text:p>
      <text:p text:style-name="P5">@VERSION . . . . . . . . . . . . <text:s/><text:tab/>TEXT <text:s/>510<text:tab/><text:tab/></text:p>
      <text:p text:style-name="P5"><text:s text:c="4"/>117 Source <text:s/>Lines</text:p>
      <text:p text:style-name="P5"><text:s text:c="4"/>117 Total <text:s text:c="2"/>Lines</text:p>
      <text:p text:style-name="P5"><text:s text:c="5"/>24 Symbols</text:p>
      <text:p text:style-name="P5"/>
      <text:p text:style-name="P5"><text:s text:c="2"/>47962 + 459298 Bytes symbol space free</text:p>
      <text:p text:style-name="P5"/>
      <text:p text:style-name="P5"><text:s text:c="6"/>0 Warning Errors</text:p>
      <text:p text:style-name="P5"><text:s text:c="6"/>0 Severe <text:s/>Errors</text:p>
      <text:p text:style-name="P28">Выводы</text:p>
      <text:p text:style-name="P23"><text:span text:style-name="T34"><text:tab/></text:span><text:span text:style-name="T5">В процессе выполнения лабораторной работы </text:span><text:span text:style-name="T6">было изучено представление и обработка целых чисел, а также получены навыки работы с организацией ветвящихся процесс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1-05T00:32:45.325366457</dc:date>
    <meta:editing-duration>PT5H43M43S</meta:editing-duration>
    <meta:editing-cycles>23</meta:editing-cycles>
    <meta:generator>LibreOffice/6.4.6.2$Linux_X86_64 LibreOffice_project/40$Build-2</meta:generator>
    <meta:document-statistic meta:table-count="1" meta:image-count="0" meta:object-count="0" meta:page-count="14" meta:paragraph-count="285" meta:word-count="1446" meta:character-count="7625" meta:non-whitespace-character-count="4973"/>
  </office:meta>
</office:document-meta>
</file>